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fe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s<text:span text:style-name="T1">o</text:span> a <text:span text:style-name="T1">producción</text:span></text:p>
      <text:p text:style-name="Text_20_body"/>
      <text:p text:style-name="Text_20_body"><text:a xlink:type="simple" xlink:href="https://flutter-es.io/docs/deployment/android" text:style-name="Internet_20_link" text:visited-style-name="Visited_20_Internet_20_Link">https://flutter-es.io/docs/deployment/androi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8:42:27.018981903</meta:creation-date>
    <dc:date>2019-11-09T08:52:10.420740462</dc:date>
    <meta:editing-duration>PT9M43S</meta:editing-duration>
    <meta:editing-cycles>2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2" meta:word-count="4" meta:character-count="62" meta:non-whitespace-character-count="60"/>
  </office:meta>
</office:document-meta>
</file>